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_20_1">
      <style:text-properties officeooo:rsid="0001b1cc" officeooo:paragraph-rsid="0001b1cc"/>
    </style:style>
    <style:style style:name="P2" style:family="paragraph" style:parent-style-name="Text_20_body">
      <style:text-properties officeooo:rsid="0001b1cc" officeooo:paragraph-rsid="0001b1cc"/>
    </style:style>
    <style:style style:name="P3" style:family="paragraph" style:parent-style-name="Text_20_body" style:list-style-name="L1">
      <style:text-properties officeooo:rsid="0001b1cc" officeooo:paragraph-rsid="0001b1cc"/>
    </style:style>
    <style:style style:name="P4" style:family="paragraph" style:parent-style-name="Text_20_body" style:list-style-name="L1">
      <style:text-properties officeooo:paragraph-rsid="0001b1cc"/>
    </style:style>
    <style:style style:name="P5" style:family="paragraph" style:parent-style-name="Text_20_body" style:list-style-name="L1">
      <style:text-properties officeooo:rsid="00034353" officeooo:paragraph-rsid="00034353"/>
    </style:style>
    <style:style style:name="P6" style:family="paragraph" style:parent-style-name="Text_20_body" style:list-style-name="L2">
      <style:text-properties officeooo:rsid="00064e8e" officeooo:paragraph-rsid="00064e8e"/>
    </style:style>
    <style:style style:name="P7" style:family="paragraph" style:parent-style-name="Text_20_body" style:list-style-name="L2">
      <style:text-properties officeooo:rsid="00072d8b" officeooo:paragraph-rsid="00072d8b"/>
    </style:style>
    <style:style style:name="P8" style:family="paragraph" style:parent-style-name="Text_20_body" style:list-style-name="L2">
      <style:text-properties officeooo:rsid="0008ca23" officeooo:paragraph-rsid="0008ca23"/>
    </style:style>
    <style:style style:name="P9" style:family="paragraph" style:parent-style-name="Text_20_body" style:list-style-name="L2" style:master-page-name="">
      <loext:graphic-properties draw:fill="none"/>
      <style:paragraph-properties fo:margin-left="0.6cm" fo:margin-right="0cm" fo:margin-top="0cm" fo:margin-bottom="0.247cm" loext:contextual-spacing="false" fo:line-height="115%" fo:text-indent="-0.6cm" style:auto-text-indent="false" style:page-number="auto" fo:background-color="transparent"/>
      <style:text-properties officeooo:rsid="0008ca23" officeooo:paragraph-rsid="0008ca23"/>
    </style:style>
    <style:style style:name="P10" style:family="paragraph" style:parent-style-name="Heading">
      <style:text-properties officeooo:paragraph-rsid="0008ca23"/>
    </style:style>
    <style:style style:name="T1" style:family="text">
      <style:text-properties officeooo:rsid="0001b1cc"/>
    </style:style>
    <style:style style:name="T2" style:family="text">
      <style:text-properties fo:background-color="#fff200" loext:char-shading-value="0"/>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officeooo:rsid="00034353"/>
    </style:style>
    <style:style style:name="T6" style:family="text">
      <style:text-properties officeooo:rsid="00072d8b"/>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Conclusion</text:h>
      <text:h text:style-name="Heading_20_3" text:outline-level="3">Classification of Twitter Tweets using NLTK Library</text:h>
      <text:p text:style-name="P2"><text:tab/>Twitter tweets were taken from the <text:span text:style-name="T2">Tweetso</text:span>. Based on studies done on the tweets we extracted major keywords which are related to the charity. Some of them are <text:span text:style-name="T3">charity</text:span>, <text:span text:style-name="T3">donation</text:span>, <text:span text:style-name="T3">fund </text:span><text:span text:style-name="T4"><text:s/>etc. </text:span></text:p>
      <text:p text:style-name="P10">Tools and Libraries used</text:p>
      <text:list xml:id="list2439654865" text:style-name="L1">
        <text:list-item>
          <text:p text:style-name="P4"><text:span text:style-name="T1">Python NLTK Library: To extract the text related to the keywords. NLTK(</text:span>Natural Language Toolkit<text:span text:style-name="T1">) is one of the most popular libraries used in text mining.</text:span></text:p>
        </text:list-item>
        <text:list-item>
          <text:p text:style-name="P3">Python Pandas: One of the powerful libraries to <text:span text:style-name="T5">play with the data frames. This library was used to load the CSV (Comma Separated Values) to the python object.</text:span></text:p>
        </text:list-item>
        <text:list-item>
          <text:p text:style-name="P5">Matplotlib: Matplotlib is used to plot the charts. </text:p>
        </text:list-item>
        <text:list-item>
          <text:p text:style-name="P5">Jupyter Notebook / Google Colab: As an interactive editor.</text:p>
        </text:list-item>
      </text:list>
      <text:p text:style-name="Heading">Steps we followed</text:p>
      <text:list xml:id="list85576866" text:style-name="L2">
        <text:list-item>
          <text:p text:style-name="P6">Install the NLTK package on <text:span text:style-name="T6">C</text:span>olab (or any python interpreter)</text:p>
        </text:list-item>
        <text:list-item>
          <text:p text:style-name="P6">Load the required libraries onto the notebook – Pandas, Matplotlib and NLTK</text:p>
        </text:list-item>
        <text:list-item>
          <text:p text:style-name="P6">Mounting the drive on which the <text:span text:style-name="T6">data set</text:span> <text:span text:style-name="T6">exist</text:span> ( In Google Colab we mounted Google Drive). Load the <text:span text:style-name="T6">data sets</text:span> – Three <text:span text:style-name="T6">Data set</text:span> <text:span text:style-name="T6">containing</text:span> the <text:span text:style-name="T6">tweets and One Data series containing keywords.</text:span></text:p>
        </text:list-item>
        <text:list-item>
          <text:p text:style-name="P7">We have to tokenize the paragraph to sentence then to words. We can use the NLTK’s built in function to tokenize. We use NLTK Wordnet to tokenize the sentence to words.</text:p>
        </text:list-item>
        <text:list-item>
          <text:p text:style-name="P7">Then in the next step we remove the common stop words from the tokenized words. The stop words. This helps us to play with much smaller data set by removing unwanted words. Hence reducing the computational cost </text:p>
        </text:list-item>
        <text:list-item>
          <text:p text:style-name="P7">We have to remove the multiple forms words by using stemming. Using the PoterStemmer to stem the keywords and the text column in the tweet data frame. </text:p>
        </text:list-item>
        <text:list-item>
          <text:p text:style-name="P8">Then using the apply function we construct a custom function to check whether any keyword exist in the tokenized tweet. We will store the tweets returned by the function as true in a new pandas object.</text:p>
        </text:list-item>
        <text:list-item>
          <text:p text:style-name="P8">For better understanding we count the frequency and plot the bar chart of keyword versus count in the given corpora.</text:p>
        </text:list-item>
        <text:list-item>
          <text:p text:style-name="P8">The categorized result is now in pandas object. As a next step we will write to a file as CSV or Excel.</text:p>
          <text:p text:style-name="P9"><text:span text:style-name="T3">Detailed source code and dataset is available in the following link. </text:span><text:s text:c="2"/><text:a xlink:type="simple" xlink:href="https://github.com/dkowsikpai/TwitterTweets" text:style-name="Internet_20_link" text:visited-style-name="Visited_20_Internet_20_Link">https://github.com/dkowsikpai/TwitterTweets</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06T19:43:30.367023885</meta:creation-date>
    <meta:generator>LibreOffice/6.0.7.3$Linux_X86_64 LibreOffice_project/00m0$Build-3</meta:generator>
    <dc:date>2020-08-06T21:57:13.057586355</dc:date>
    <meta:editing-duration>PT1H32M17S</meta:editing-duration>
    <meta:editing-cycles>4</meta:editing-cycles>
    <meta:document-statistic meta:table-count="0" meta:image-count="0" meta:object-count="0" meta:page-count="1" meta:paragraph-count="19" meta:word-count="369" meta:character-count="2129" meta:non-whitespace-character-count="1782"/>
  </office:meta>
</office:document-meta>
</file>